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3cd58" officeooo:paragraph-rsid="0013cd5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cd58" officeooo:paragraph-rsid="0013cd5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a8621" officeooo:paragraph-rsid="001a862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e3a0d" officeooo:paragraph-rsid="001e3a0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3cd58" officeooo:paragraph-rsid="0013cd58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a8621" officeooo:paragraph-rsid="001a8621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3cd58" officeooo:paragraph-rsid="0013cd58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d57f7" officeooo:paragraph-rsid="001d57f7" style:font-weight-asian="normal" style:font-weight-complex="normal"/>
    </style:style>
    <style:style style:name="P9" style:family="paragraph" style:parent-style-name="Standard" style:list-style-name="L10">
      <style:paragraph-properties fo:text-align="start" style:justify-single-word="false"/>
      <style:text-properties style:text-underline-style="none" fo:font-weight="normal" officeooo:rsid="001d57f7" officeooo:paragraph-rsid="001d57f7" style:font-weight-asian="normal" style:font-weight-complex="normal"/>
    </style:style>
    <style:style style:name="P10" style:family="paragraph" style:parent-style-name="Standard" style:list-style-name="L13">
      <style:paragraph-properties fo:text-align="start" style:justify-single-word="false"/>
      <style:text-properties style:text-underline-style="none" fo:font-weight="normal" officeooo:rsid="001d57f7" officeooo:paragraph-rsid="001d57f7" style:font-weight-asian="normal" style:font-weight-complex="normal"/>
    </style:style>
    <style:style style:name="P11" style:family="paragraph" style:parent-style-name="Standard" style:list-style-name="L13">
      <style:paragraph-properties fo:text-align="start" style:justify-single-word="false"/>
      <style:text-properties style:text-underline-style="none" fo:font-weight="normal" officeooo:rsid="001d57f7" officeooo:paragraph-rsid="00217c3e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1d57f7" officeooo:paragraph-rsid="001d57f7" style:font-weight-asian="normal" style:font-weight-complex="normal"/>
    </style:style>
    <style:style style:name="P13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1d57f7" officeooo:paragraph-rsid="00217c3e" style:font-weight-asian="normal" style:font-weight-complex="normal"/>
    </style:style>
    <style:style style:name="P14" style:family="paragraph" style:parent-style-name="Standard" style:list-style-name="L14">
      <style:paragraph-properties fo:text-align="start" style:justify-single-word="false"/>
      <style:text-properties style:text-underline-style="none" fo:font-weight="normal" officeooo:rsid="001d57f7" officeooo:paragraph-rsid="00217c3e" style:font-weight-asian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3f872" officeooo:paragraph-rsid="0013f872" style:font-weight-asian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13f872" officeooo:paragraph-rsid="0013f872" style:font-weight-asian="normal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13f872" officeooo:paragraph-rsid="00217c3e" style:font-weight-asian="normal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13f872" officeooo:paragraph-rsid="0013f872" style:font-weight-asian="normal" style:font-weight-complex="normal"/>
    </style:style>
    <style:style style:name="P19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13f872" officeooo:paragraph-rsid="0013f872" style:font-weight-asian="normal" style:font-weight-complex="normal"/>
    </style:style>
    <style:style style:name="P20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13f872" officeooo:paragraph-rsid="00217c3e" style:font-weight-asian="normal" style:font-weight-complex="normal"/>
    </style:style>
    <style:style style:name="P21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13f872" officeooo:paragraph-rsid="00217c3e" style:font-weight-asian="normal" style:font-weight-complex="normal"/>
    </style:style>
    <style:style style:name="P22" style:family="paragraph" style:parent-style-name="Standard" style:list-style-name="L9">
      <style:paragraph-properties fo:text-align="start" style:justify-single-word="false"/>
      <style:text-properties style:text-underline-style="none" fo:font-weight="normal" officeooo:rsid="0013f872" officeooo:paragraph-rsid="00217c3e" style:font-weight-asian="normal" style:font-weight-complex="normal"/>
    </style:style>
    <style:style style:name="P23" style:family="paragraph" style:parent-style-name="Standard" style:list-style-name="L18">
      <style:paragraph-properties fo:text-align="start" style:justify-single-word="false"/>
      <style:text-properties style:text-underline-style="none" fo:font-weight="normal" officeooo:rsid="0013f872" officeooo:paragraph-rsid="00217c3e" style:font-weight-asian="normal" style:font-weight-complex="normal"/>
    </style:style>
    <style:style style:name="P24" style:family="paragraph" style:parent-style-name="Standard" style:list-style-name="L10">
      <style:paragraph-properties fo:text-align="start" style:justify-single-word="false"/>
      <style:text-properties style:text-underline-style="none" fo:font-weight="normal" officeooo:rsid="0013f872" officeooo:paragraph-rsid="00217c3e" style:font-weight-asian="normal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957e5" officeooo:paragraph-rsid="001957e5" style:font-weight-asian="normal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1957e5" officeooo:paragraph-rsid="001957e5" style:font-weight-asian="normal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e3a0d" officeooo:paragraph-rsid="001e3a0d" style:font-weight-asian="normal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1e3a0d" officeooo:paragraph-rsid="001e3a0d" style:font-weight-asian="normal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1b66f9" officeooo:paragraph-rsid="001b66f9" style:font-weight-asian="normal" style:font-weight-complex="normal"/>
    </style:style>
    <style:style style:name="P30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1b66f9" officeooo:paragraph-rsid="00217c3e" style:font-weight-asian="normal" style:font-weight-complex="normal"/>
    </style:style>
    <style:style style:name="P31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1b66f9" officeooo:paragraph-rsid="001b66f9" style:font-weight-asian="normal" style:font-weight-complex="normal"/>
    </style:style>
    <style:style style:name="P32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1b66f9" officeooo:paragraph-rsid="001b66f9" style:font-weight-asian="normal" style:font-weight-complex="normal"/>
    </style:style>
    <style:style style:name="P33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1b66f9" officeooo:paragraph-rsid="001d57f7" style:font-weight-asian="normal" style:font-weight-complex="normal"/>
    </style:style>
    <style:style style:name="P34" style:family="paragraph" style:parent-style-name="Standard" style:list-style-name="L18">
      <style:paragraph-properties fo:text-align="start" style:justify-single-word="false"/>
      <style:text-properties style:text-underline-style="none" fo:font-weight="normal" officeooo:rsid="001b66f9" officeooo:paragraph-rsid="00217c3e" style:font-weight-asian="normal" style:font-weight-complex="normal"/>
    </style:style>
    <style:style style:name="P35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1b66f9" officeooo:paragraph-rsid="00217c3e" style:font-weight-asian="normal" style:font-weight-complex="normal"/>
    </style:style>
    <style:style style:name="P36" style:family="paragraph" style:parent-style-name="Standard" style:list-style-name="L9">
      <style:paragraph-properties fo:text-align="start" style:justify-single-word="false"/>
      <style:text-properties style:text-underline-style="none" fo:font-weight="normal" officeooo:rsid="001b66f9" officeooo:paragraph-rsid="00217c3e" style:font-weight-asian="normal" style:font-weight-complex="normal"/>
    </style:style>
    <style:style style:name="P37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1fb268" officeooo:paragraph-rsid="00217c3e" style:font-weight-asian="normal" style:font-weight-complex="normal"/>
    </style:style>
    <style:style style:name="P38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1fb268" officeooo:paragraph-rsid="00217c3e" style:font-weight-asian="normal" style:font-weight-complex="normal"/>
    </style:style>
    <style:style style:name="P39" style:family="paragraph" style:parent-style-name="Standard" style:list-style-name="L9">
      <style:paragraph-properties fo:text-align="start" style:justify-single-word="false"/>
      <style:text-properties style:text-underline-style="none" fo:font-weight="normal" officeooo:rsid="001fb268" officeooo:paragraph-rsid="00217c3e" style:font-weight-asian="normal" style:font-weight-complex="normal"/>
    </style:style>
    <style:style style:name="P40" style:family="paragraph" style:parent-style-name="Standard" style:list-style-name="L10">
      <style:paragraph-properties fo:text-align="start" style:justify-single-word="false"/>
      <style:text-properties style:text-underline-style="none" fo:font-weight="normal" officeooo:rsid="001fb268" officeooo:paragraph-rsid="00217c3e" style:font-weight-asian="normal" style:font-weight-complex="normal"/>
    </style:style>
    <style:style style:name="P41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1fb268" officeooo:paragraph-rsid="00217c3e" style:font-weight-asian="normal" style:font-weight-complex="normal"/>
    </style:style>
    <style:style style:name="P42" style:family="paragraph" style:parent-style-name="Standard" style:list-style-name="L12">
      <style:paragraph-properties fo:text-align="start" style:justify-single-word="false"/>
      <style:text-properties style:text-underline-style="none" fo:font-weight="normal" officeooo:rsid="001fb268" officeooo:paragraph-rsid="00217c3e" style:font-weight-asian="normal" style:font-weight-complex="normal"/>
    </style:style>
    <style:style style:name="P43" style:family="paragraph" style:parent-style-name="Standard" style:list-style-name="L13">
      <style:paragraph-properties fo:text-align="start" style:justify-single-word="false"/>
      <style:text-properties style:text-underline-style="none" fo:font-weight="normal" officeooo:rsid="001fb268" officeooo:paragraph-rsid="00217c3e" style:font-weight-asian="normal" style:font-weight-complex="normal"/>
    </style:style>
    <style:style style:name="P44" style:family="paragraph" style:parent-style-name="Standard" style:list-style-name="L18">
      <style:paragraph-properties fo:text-align="start" style:justify-single-word="false"/>
      <style:text-properties style:text-underline-style="none" fo:font-weight="normal" officeooo:rsid="001fb268" officeooo:paragraph-rsid="0013cd58" style:font-weight-asian="normal" style:font-weight-complex="normal"/>
    </style:style>
    <style:style style:name="P45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144646" officeooo:paragraph-rsid="00217c3e" style:font-weight-asian="normal" style:font-weight-complex="normal"/>
    </style:style>
    <style:style style:name="P46" style:family="paragraph" style:parent-style-name="Standard" style:list-style-name="L13">
      <style:paragraph-properties fo:text-align="start" style:justify-single-word="false"/>
      <style:text-properties style:text-underline-style="none" fo:font-weight="normal" officeooo:rsid="00144646" officeooo:paragraph-rsid="00144646" style:font-weight-asian="normal" style:font-weight-complex="normal"/>
    </style:style>
    <style:style style:name="P47" style:family="paragraph" style:parent-style-name="Standard" style:list-style-name="L14">
      <style:paragraph-properties fo:text-align="start" style:justify-single-word="false"/>
      <style:text-properties style:text-underline-style="none" fo:font-weight="normal" officeooo:rsid="00144646" officeooo:paragraph-rsid="00144646" style:font-weight-asian="normal" style:font-weight-complex="normal"/>
    </style:style>
    <style:style style:name="P48" style:family="paragraph" style:parent-style-name="Standard" style:list-style-name="L15">
      <style:paragraph-properties fo:text-align="start" style:justify-single-word="false"/>
      <style:text-properties style:text-underline-style="none" fo:font-weight="normal" officeooo:rsid="00144646" officeooo:paragraph-rsid="00144646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text-underline-style="none" fo:font-weight="normal" officeooo:rsid="0013cd58" officeooo:paragraph-rsid="0013cd58" style:font-weight-asian="normal" style:font-weight-complex="normal"/>
    </style:style>
    <style:style style:name="P50" style:family="paragraph" style:parent-style-name="Standard" style:list-style-name="L16">
      <style:paragraph-properties fo:text-align="start" style:justify-single-word="false"/>
      <style:text-properties style:text-underline-style="none" fo:font-weight="bold" officeooo:rsid="0013cd58" officeooo:paragraph-rsid="0013cd58" style:font-weight-asian="bold" style:font-weight-complex="bold"/>
    </style:style>
    <style:style style:name="P51" style:family="paragraph" style:parent-style-name="Standard" style:list-style-name="L17">
      <style:paragraph-properties fo:text-align="start" style:justify-single-word="false"/>
      <style:text-properties officeooo:paragraph-rsid="001e3a0d"/>
    </style:style>
    <style:style style:name="P52" style:family="paragraph" style:parent-style-name="Standard" style:list-style-name="L17">
      <style:paragraph-properties fo:text-align="start" style:justify-single-word="false"/>
      <style:text-properties officeooo:rsid="001e3a0d" officeooo:paragraph-rsid="001e3a0d"/>
    </style:style>
    <style:style style:name="P5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3cd58" officeooo:paragraph-rsid="0013cd58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3cd58" officeooo:paragraph-rsid="00144646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cd58" officeooo:paragraph-rsid="0013cd58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d57f7" style:font-weight-asian="normal" style:font-weight-complex="normal"/>
    </style:style>
    <style:style style:name="T4" style:family="text">
      <style:text-properties style:text-underline-style="none" fo:font-weight="normal" officeooo:rsid="001e3a0d" style:font-weight-asian="normal" style:font-weight-complex="normal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officeooo:rsid="001d57f7"/>
    </style:style>
    <style:style style:name="T7" style:family="text">
      <style:text-properties officeooo:rsid="001fb268"/>
    </style:style>
    <style:style style:name="T8" style:family="text">
      <style:text-properties officeooo:rsid="00217c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P Computer Science Schedule</text:p>
      <text:p text:style-name="P1"/>
      <text:p text:style-name="P3">Resources</text:p>
      <text:list xml:id="list855634927356552806" text:style-name="L1">
        <text:list-item>
          <text:p text:style-name="P8">Barron's AP Computer Science Prep Book</text:p>
        </text:list-item>
        <text:list-item>
          <text:p text:style-name="P8">AmplifyMOOC, an online 9 month, ~180 hour AP Computer Science course that I will be attempting to complete in 10 weeks</text:p>
        </text:list-item>
        <text:list-item>
          <text:p text:style-name="P8">Java Notes, an online Java textbook not made specifically for the AP exam</text:p>
        </text:list-item>
      </text:list>
      <text:p text:style-name="P6"/>
      <text:p text:style-name="P3">Weekly Tasks</text:p>
      <text:p text:style-name="P1"/>
      <text:p text:style-name="P5">February 2 - 6</text:p>
      <text:list xml:id="list5477711200827662012" text:style-name="L2">
        <text:list-item>
          <text:p text:style-name="P15">Chapter 1 of Barron's: Intro Java Language Features</text:p>
        </text:list-item>
        <text:list-item>
          <text:p text:style-name="P25">AmplifyMOOC Unit 1 (Introduction to Java)</text:p>
        </text:list-item>
        <text:list-item>
          <text:p text:style-name="P27">Chapter 1 &amp; 2 of Java Notes</text:p>
        </text:list-item>
      </text:list>
      <text:p text:style-name="P2"/>
      <text:p text:style-name="P5">February 9 -13</text:p>
      <text:list xml:id="list2796612242152448704" text:style-name="L3">
        <text:list-item>
          <text:p text:style-name="P16">Chapter 2 of Barron's: Classes and Objects</text:p>
        </text:list-item>
        <text:list-item>
          <text:p text:style-name="P26">AmplifyMOOC Unit 2 (Conditionals and Loops) </text:p>
        </text:list-item>
        <text:list-item>
          <text:p text:style-name="P28">Chapter 3 of Java Notes</text:p>
        </text:list-item>
      </text:list>
      <text:p text:style-name="P2"/>
      <text:p text:style-name="P5">February 16 – 20</text:p>
      <text:p text:style-name="P2"/>
      <text:p text:style-name="P5">February 23 – 27</text:p>
      <text:list xml:id="list6695014939520554951" text:style-name="L4">
        <text:list-item>
          <text:p text:style-name="P17">Chapter 3 of Barron's: Inheritance and Polymorphism</text:p>
        </text:list-item>
        <text:list-item>
          <text:p text:style-name="P30">AmplifyMOOC Unit 3 (Strings and One-Dimensional Arrays)</text:p>
        </text:list-item>
        <text:list-item>
          <text:p text:style-name="P37">Chapter 4 of Java Notes</text:p>
        </text:list-item>
      </text:list>
      <text:p text:style-name="P2"/>
      <text:p text:style-name="P5">March 2 – 6</text:p>
      <text:list xml:id="list7430179785373887899" text:style-name="L18">
        <text:list-item>
          <text:p text:style-name="P23">Chapter 4 of Barron's: Some Standard Classes</text:p>
        </text:list-item>
        <text:list-item>
          <text:p text:style-name="P34">AmplifyMOOC Unit 4 (Methods)</text:p>
        </text:list-item>
        <text:list-item>
          <text:p text:style-name="P44">Chapter 5 of Java Notes</text:p>
        </text:list-item>
      </text:list>
      <text:p text:style-name="P2"/>
      <text:p text:style-name="P5">March 9 – 13</text:p>
      <text:list xml:id="list2857107597763553973" text:style-name="L7">
        <text:list-item>
          <text:p text:style-name="P20">Chapter 5 of Barron's: Program Design and Analysis</text:p>
        </text:list-item>
        <text:list-item>
          <text:p text:style-name="P35">AmplifyMOOC Unit 5 (User-Defined Classes)</text:p>
        </text:list-item>
        <text:list-item>
          <text:p text:style-name="P20"><text:span text:style-name="T7">Chapter 6 of Java Notes</text:span></text:p>
        </text:list-item>
      </text:list>
      <text:p text:style-name="P2"/>
      <text:p text:style-name="P5">March 16 – 20</text:p>
      <text:list xml:id="list2015119235576754287" text:style-name="L8">
        <text:list-item>
          <text:p text:style-name="P21">Chapter 6 of Barron's: Arrays and Array Lists</text:p>
        </text:list-item>
        <text:list-item>
          <text:p text:style-name="P38">Chapter 7 of Java Notes</text:p>
        </text:list-item>
      </text:list>
      <text:p text:style-name="P2"/>
      <text:p text:style-name="P5">March 23 – 27</text:p>
      <text:list xml:id="list673749862359472916" text:style-name="L9">
        <text:list-item>
          <text:p text:style-name="P22">Chapter 7 of Barron's: Recursio<text:span text:style-name="T6">n</text:span></text:p>
        </text:list-item>
        <text:list-item>
          <text:p text:style-name="P36">AmplifyMOOC Unit 6 (Advanced Classes)</text:p>
        </text:list-item>
        <text:list-item>
          <text:p text:style-name="P39"><text:soft-page-break/>Chapter 8 of Java Notes</text:p>
        </text:list-item>
      </text:list>
      <text:p text:style-name="P2"/>
      <text:p text:style-name="P5">March 30 – April 3</text:p>
      <text:list xml:id="list8300408583016158681" text:style-name="L10">
        <text:list-item>
          <text:p text:style-name="P24">Chapter 8 of Barron's: Sorting and Searching</text:p>
        </text:list-item>
        <text:list-item>
          <text:p text:style-name="P40">Chapter 9 of Java Notes</text:p>
        </text:list-item>
      </text:list>
      <text:p text:style-name="P2"/>
      <text:p text:style-name="P5">April 6 – 10</text:p>
      <text:list xml:id="list6734505146907954606" text:style-name="L11">
        <text:list-item>
          <text:p text:style-name="P45">Look for resources outside Barron's</text:p>
        </text:list-item>
        <text:list-item>
          <text:p text:style-name="P13">AmplifyMOOC Unit 7 (Algorithms)</text:p>
        </text:list-item>
        <text:list-item>
          <text:p text:style-name="P41">Chapter 10 of Java Notes</text:p>
        </text:list-item>
      </text:list>
      <text:p text:style-name="P2"/>
      <text:p text:style-name="P5">April 13 – 17</text:p>
      <text:list xml:id="list5431448753692857470" text:style-name="L12">
        <text:list-item>
          <text:p text:style-name="P42">Chapter 11 of Java Notes</text:p>
        </text:list-item>
        <text:list-item>
          <text:p text:style-name="P42">Chapter 1<text:span text:style-name="T8">2</text:span> of Java Notes</text:p>
        </text:list-item>
      </text:list>
      <text:p text:style-name="P2"/>
      <text:p text:style-name="P5">April 20 – 24</text:p>
      <text:list xml:id="list3315141839669786400" text:style-name="L13">
        <text:list-item>
          <text:p text:style-name="P46">Begin reviewing</text:p>
        </text:list-item>
        <text:list-item>
          <text:p text:style-name="P11">AmplifyMOOC Unit 8 (Two-Dimensional Arrays)</text:p>
        </text:list-item>
        <text:list-item>
          <text:p text:style-name="P43">Chapter 1<text:span text:style-name="T8">3</text:span> of Java Notes</text:p>
        </text:list-item>
      </text:list>
      <text:p text:style-name="P2"/>
      <text:p text:style-name="P54">April 27 – May 1</text:p>
      <text:list xml:id="list3658518811982685629" text:style-name="L14">
        <text:list-item>
          <text:p text:style-name="P14">AmplifyMOOC Unit 9 (AP Exam Prep)</text:p>
        </text:list-item>
        <text:list-item>
          <text:p text:style-name="P47">Continue reviewing</text:p>
        </text:list-item>
        <text:list-item>
          <text:p text:style-name="P47">Start taking lots of practice tests!</text:p>
        </text:list-item>
      </text:list>
      <text:p text:style-name="P2"/>
      <text:p text:style-name="P5">May 4 – 8</text:p>
      <text:list xml:id="list644477380628361668" text:style-name="L15">
        <text:list-item>
          <text:p text:style-name="P48">Concentrate on topics I've had the most trouble with</text:p>
        </text:list-item>
      </text:list>
      <text:list xml:id="list5726174289330537169" text:style-name="L16">
        <text:list-item>
          <text:p text:style-name="P50"><text:span text:style-name="T1">Test is on the 7</text:span><text:span text:style-name="T5">th</text:span><text:span text:style-name="T1"> at 8!</text:span></text:p>
        </text:list-item>
      </text:list>
      <text:p text:style-name="P49"/>
      <text:p text:style-name="P4">Notes</text:p>
      <text:p text:style-name="P12"/>
      <text:list xml:id="list7198492311566434040" text:style-name="L17">
        <text:list-item>
          <text:p text:style-name="P51"><text:span text:style-name="T3">After the AP Exam, </text:span><text:span text:style-name="T4">I will be working on v</text:span><text:span text:style-name="T3">arious personal programming projects. I'm not sure what they will be, but I will definitely be able to find some to work on.</text:span></text:p>
        </text:list-item>
        <text:list-item>
          <text:p text:style-name="P51"><text:span text:style-name="T3">Throughout the course, I will be looking for resources relevant to that week's agenda.</text:span><text:span text:style-name="T4">'</text:span></text:p>
        </text:list-item>
        <text:list-item>
          <text:p text:style-name="P52"><text:span text:style-name="T4">I </text:span><text:span text:style-name="T2">will complete everything on the schedule within that timeframe or faste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n" fo:country="US" style:letter-kerning="true" style:font-name-asian="Source Han Sans Regular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1pt" fo:language="en" fo:country="US" style:letter-kerning="true" style:font-name-asian="Source Han Sans Regular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ource Han Sans Regular" style:font-family-asian="'Source Han Sans Regular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9T09:23:19.876462841</meta:creation-date>
    <dc:date>2015-02-22T17:49:11.748712395</dc:date>
    <meta:editing-duration>P4DT13H10M</meta:editing-duration>
    <meta:editing-cycles>8</meta:editing-cycles>
    <meta:generator>LibreOffice/4.4.0.3$Linux_X86_64 LibreOffice_project/40m0$Build-3</meta:generator>
    <meta:document-statistic meta:table-count="0" meta:image-count="0" meta:object-count="0" meta:page-count="2" meta:paragraph-count="59" meta:word-count="390" meta:character-count="2017" meta:non-whitespace-character-count="1714"/>
  </office:meta>
</office:document-meta>
</file>